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34pt" style:font-size-asian="34pt" style:font-size-complex="3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4.5cm" svg:x="2.5cm" svg:y="8cm">
          <text:p text:style-name="P1">Стационарный</text:p>
          <text:p text:style-name="P1"><text:s/>доступ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5cm" svg:x="8.5cm" svg:y="8cm">
          <text:p text:style-name="P1">«Кочевой» </text:p>
          <text:p text:style-name="P1">доступ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4.5cm" svg:x="14.5cm" svg:y="8cm">
          <text:p text:style-name="P1">Переносимость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.5cm" svg:x="21.5cm" svg:y="8cm">
          <text:p text:style-name="P1">Полная </text:p>
          <text:p text:style-name="P1">мобильность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0.5cm" svg:x2="8.5cm" svg:y2="10.5cm">
          <text:p/>
        </draw:line>
        <draw:line draw:style-name="gr2" draw:text-style-name="P2" draw:layer="layout" svg:x1="13cm" svg:y1="10.5cm" svg:x2="14.5cm" svg:y2="10.5cm">
          <text:p/>
        </draw:line>
        <draw:line draw:style-name="gr2" draw:text-style-name="P2" draw:layer="layout" svg:x1="19.5cm" svg:y1="10.5cm" svg:x2="21.5cm" svg:y2="10.5cm">
          <text:p/>
        </draw:line>
        <draw:line draw:style-name="gr3" draw:text-style-name="P3" draw:layer="layout" svg:x1="2.5cm" svg:y1="6.5cm" svg:x2="13cm" svg:y2="6.5cm">
          <text:p text:style-name="P1"><text:span text:style-name="T1">802.16-2004</text:span></text:p>
        </draw:line>
        <draw:line draw:style-name="gr3" draw:text-style-name="P4" draw:layer="layout" svg:x1="2.5cm" svg:y1="4.5cm" svg:x2="26cm" svg:y2="4.5cm">
          <text:p text:style-name="P1"><text:span text:style-name="T2">802.16e</text:span></text:p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4.5cm" svg:height="3cm" svg:x="5cm" svg:y="5.5cm">
          <text:p text:style-name="P1">Ядро Клиента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3cm" svg:x="15cm" svg:y="5.5cm">
          <text:p text:style-name="P1">Ядро Сервера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cm" svg:x="5cm" svg:y="10cm">
          <text:p text:style-name="P1">GUI</text:p>
          <text:p text:style-name="P1"><text:s/>клиента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3cm" svg:x="15cm" svg:y="10cm">
          <text:p text:style-name="P1">GUI </text:p>
          <text:p text:style-name="P1">сервера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cm" svg:y1="7cm" svg:x2="15cm" svg:y2="7cm">
          <text:p/>
        </draw:line>
        <draw:line draw:style-name="gr5" draw:text-style-name="P2" draw:layer="layout" svg:x1="7.5cm" svg:y1="8.5cm" svg:x2="7.5cm" svg:y2="10cm">
          <text:p/>
        </draw:line>
        <draw:line draw:style-name="gr5" draw:text-style-name="P2" draw:layer="layout" svg:x1="17cm" svg:y1="8.5cm" svg:x2="17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eav eav</meta:initial-creator>
    <meta:creation-date>2008-05-22T01:43:04</meta:creation-date>
    <dc:creator>eav eav</dc:creator>
    <dc:date>2008-05-28T22:38:00</dc:date>
    <meta:editing-cycles>19</meta:editing-cycles>
    <meta:editing-duration>PT11M3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